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6pt" fo:font-weight="bold" officeooo:paragraph-rsid="00128c42" style:font-size-asian="6pt" style:font-weight-asian="bold" style:font-size-complex="6pt" style:font-weight-complex="bold"/>
    </style:style>
    <style:style style:name="P2" style:family="paragraph" style:parent-style-name="Preformatted_20_Text">
      <style:text-properties officeooo:paragraph-rsid="00128c42"/>
    </style:style>
    <style:style style:name="P3" style:family="paragraph" style:parent-style-name="Preformatted_20_Text">
      <style:text-properties fo:font-size="36pt" fo:font-weight="bold" officeooo:rsid="0093eb7f" officeooo:paragraph-rsid="00128c42" style:font-size-asian="36pt" style:font-weight-asian="bold" style:font-size-complex="36pt" style:font-weight-complex="bold"/>
    </style:style>
    <style:style style:name="T1" style:family="text">
      <style:text-properties officeooo:rsid="00947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__ __ . __ / __ . . . / __ . .</text:p>
      <text:p text:style-name="P3">Q D <text:span text:style-name="T1">L</text:span></text:p>
      <text:p text:style-name="P1">__ __ . __ / __ . . . / __ . 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00ff"/>
      <style:paragraph-properties fo:margin-top="0in" fo:margin-bottom="0in" loext:contextual-spacing="false" style:page-number="auto" fo:background-color="#0000ff" style:shadow="none">
        <style:tab-stops/>
      </style:paragraph-properties>
      <style:text-properties fo:color="#ffff00"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9T09:14:05.738946069</meta:creation-date>
    <dc:date>2023-04-14T07:56:42.359062339</dc:date>
    <meta:editing-duration>P9DT1H42M3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8" meta:character-count="65" meta:non-whitespace-character-count="38"/>
  </office:meta>
</office:document-meta>
</file>